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5" style:family="table-row">
      <style:table-row-properties style:min-row-height="4.9083in" fo:keep-together="auto"/>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c6735f" officeooo:paragraph-rsid="00c6735f" style:font-size-asian="10pt" style:font-size-complex="10pt"/>
    </style:style>
    <style:style style:name="P2" style:family="paragraph" style:parent-style-name="Standard">
      <style:paragraph-properties fo:line-height="100%"/>
      <style:text-properties fo:font-size="10pt" officeooo:rsid="00c84e34" officeooo:paragraph-rsid="00ca21fa" style:font-size-asian="10pt" style:font-size-complex="10pt"/>
    </style:style>
    <style:style style:name="P3" style:family="paragraph" style:parent-style-name="Standard">
      <style:paragraph-properties fo:line-height="100%"/>
      <style:text-properties fo:font-size="10pt" officeooo:rsid="00c84e34" officeooo:paragraph-rsid="00cfead7" style:font-size-asian="10pt" style:font-size-complex="10pt"/>
    </style:style>
    <style:style style:name="P4" style:family="paragraph" style:parent-style-name="Standard">
      <style:paragraph-properties fo:line-height="100%"/>
      <style:text-properties fo:font-size="10pt" officeooo:rsid="00ca21fa" officeooo:paragraph-rsid="00ca21fa" style:font-size-asian="10pt" style:font-size-complex="10pt"/>
    </style:style>
    <style:style style:name="P5" style:family="paragraph" style:parent-style-name="Standard">
      <style:paragraph-properties fo:line-height="100%"/>
      <style:text-properties fo:font-size="10pt" officeooo:rsid="00ca21fa" officeooo:paragraph-rsid="00cc0e9a" style:font-size-asian="10pt" style:font-size-complex="10pt"/>
    </style:style>
    <style:style style:name="P6" style:family="paragraph" style:parent-style-name="Standard">
      <style:paragraph-properties fo:line-height="100%"/>
      <style:text-properties fo:font-size="10pt" officeooo:rsid="00cace5c" officeooo:paragraph-rsid="00cace5c"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fo:font-weight="normal" officeooo:rsid="00b1f963" officeooo:paragraph-rsid="00ca21fa" style:font-size-asian="10pt" style:font-weight-asian="normal" style:font-size-complex="10pt" style:font-weight-complex="normal"/>
    </style:style>
    <style:style style:name="P8" style:family="paragraph" style:parent-style-name="Standard">
      <style:paragraph-properties fo:line-height="100%"/>
      <style:text-properties fo:color="#ffffff" fo:font-size="10pt" fo:background-color="#666666" style:font-size-asian="10pt" style:font-size-complex="10pt"/>
    </style:style>
    <style:style style:name="P9"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10"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11"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12" style:family="paragraph" style:parent-style-name="Standard">
      <style:paragraph-properties fo:line-height="100%"/>
      <style:text-properties officeooo:rsid="0030f4a0" officeooo:paragraph-rsid="0030f4a0"/>
    </style:style>
    <style:style style:name="P13" style:family="paragraph" style:parent-style-name="Standard" style:list-style-name="L1">
      <style:paragraph-properties fo:line-height="100%"/>
      <style:text-properties fo:font-size="10pt" officeooo:rsid="00cace5c" officeooo:paragraph-rsid="00cace5c" style:font-size-asian="10pt" style:font-size-complex="10pt"/>
    </style:style>
    <style:style style:name="P14" style:family="paragraph" style:parent-style-name="Standard" style:list-style-name="L1">
      <style:paragraph-properties fo:line-height="100%"/>
      <style:text-properties fo:font-size="10pt" officeooo:rsid="00cc0e9a" officeooo:paragraph-rsid="00cc0e9a" style:font-size-asian="10pt" style:font-size-complex="10pt"/>
    </style:style>
    <style:style style:name="P15" style:family="paragraph" style:parent-style-name="Standard" style:list-style-name="L1">
      <style:paragraph-properties fo:line-height="100%"/>
      <style:text-properties fo:font-size="10pt" officeooo:rsid="00cfead7" officeooo:paragraph-rsid="00cfead7" style:font-size-asian="10pt" style:font-size-complex="10pt"/>
    </style:style>
    <style:style style:name="P16" style:family="paragraph" style:parent-style-name="Standard" style:list-style-name="L1">
      <style:paragraph-properties fo:line-height="100%"/>
      <style:text-properties fo:font-size="10pt" officeooo:rsid="00d18bc5" officeooo:paragraph-rsid="00d18bc5" style:font-size-asian="10pt" style:font-size-complex="10pt"/>
    </style:style>
    <style:style style:name="P17" style:family="paragraph" style:parent-style-name="Standard" style:list-style-name="L2">
      <style:paragraph-properties fo:line-height="100%"/>
      <style:text-properties fo:font-size="10pt" officeooo:rsid="00c84e34" officeooo:paragraph-rsid="00ca21fa" style:font-size-asian="10pt" style:font-size-complex="10pt"/>
    </style:style>
    <style:style style:name="P18" style:family="paragraph" style:parent-style-name="Standard" style:list-style-name="L2">
      <style:paragraph-properties fo:line-height="100%">
        <style:tab-stops>
          <style:tab-stop style:position="0.6354in"/>
        </style:tab-stops>
      </style:paragraph-properties>
      <style:text-properties fo:font-size="10pt" fo:font-weight="normal" officeooo:rsid="00b1f963" officeooo:paragraph-rsid="00ca21fa" style:font-size-asian="10pt" style:font-weight-asian="normal" style:font-size-complex="10pt" style:font-weight-complex="normal"/>
    </style:style>
    <style:style style:name="T1" style:family="text">
      <style:text-properties fo:font-size="10pt" officeooo:rsid="00617772" style:font-size-asian="10pt" style:font-size-complex="10pt"/>
    </style:style>
    <style:style style:name="T2" style:family="text">
      <style:text-properties fo:font-size="10pt" officeooo:rsid="00ae7233" style:font-size-asian="10pt" style:font-size-complex="10pt"/>
    </style:style>
    <style:style style:name="T3" style:family="text">
      <style:text-properties fo:font-size="10pt" officeooo:rsid="00ae9e01" style:font-size-asian="10pt" style:font-size-complex="10pt"/>
    </style:style>
    <style:style style:name="T4" style:family="text">
      <style:text-properties fo:font-size="10pt" officeooo:rsid="00c3f601" style:font-size-asian="10pt" style:font-size-complex="10pt"/>
    </style:style>
    <style:style style:name="T5" style:family="text">
      <style:text-properties fo:font-size="10pt" officeooo:rsid="00e1d52f" style:font-size-asian="10pt" style:font-size-complex="10pt"/>
    </style:style>
    <style:style style:name="T6" style:family="text">
      <style:text-properties officeooo:rsid="0029ce57"/>
    </style:style>
    <style:style style:name="T7" style:family="text">
      <style:text-properties fo:font-weight="bold" style:font-weight-asian="bold" style:font-weight-complex="bold"/>
    </style:style>
    <style:style style:name="T8" style:family="text">
      <style:text-properties fo:font-weight="bold" officeooo:rsid="00c895ea" style:font-weight-asian="bold" style:font-weight-complex="bold"/>
    </style:style>
    <style:style style:name="T9" style:family="text">
      <style:text-properties fo:font-weight="bold" officeooo:rsid="00ce7713" style:font-weight-asian="bold" style:font-weight-complex="bold"/>
    </style:style>
    <style:style style:name="T10" style:family="text">
      <style:text-properties officeooo:rsid="00c895ea"/>
    </style:style>
    <style:style style:name="T11" style:family="text">
      <style:text-properties officeooo:rsid="00cace5c"/>
    </style:style>
    <style:style style:name="T12" style:family="text">
      <style:text-properties officeooo:rsid="00cc0e9a"/>
    </style:style>
    <style:style style:name="T13" style:family="text">
      <style:text-properties officeooo:rsid="00ce4b19"/>
    </style:style>
    <style:style style:name="T14" style:family="text">
      <style:text-properties officeooo:rsid="00ce7713"/>
    </style:style>
    <style:style style:name="T15" style:family="text">
      <style:text-properties officeooo:rsid="00cfead7"/>
    </style:style>
    <style:style style:name="T16" style:family="text">
      <style:text-properties officeooo:rsid="00d18b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Name</text:p>
          </table:table-cell>
          <table:table-cell table:style-name="Table1.B1" office:value-type="string">
            <text:p text:style-name="P12"><text:span text:style-name="T1">Ex</text:span><text:span text:style-name="T5">2</text:span><text:span text:style-name="T1">_</text:span><text:span text:style-name="T4">7</text:span><text:span text:style-name="T2"> </text:span><text:span text:style-name="T3">BASIC NETWORKING – </text:span><text:span text:style-name="T4">PART II</text:span></text:p>
          </table:table-cell>
        </table:table-row>
        <table:table-row table:style-name="Table1.1">
          <table:table-cell table:style-name="Table1.A1" office:value-type="string">
            <text:p text:style-name="P9"><text:span text:style-name="T6">Challenge</text:span> </text:p>
          </table:table-cell>
          <table:table-cell table:style-name="Table1.B2" office:value-type="string">
            <text:p text:style-name="P1">Add functions, logic, and exception handling to your port scanner from part I.</text:p>
          </table:table-cell>
        </table:table-row>
        <table:table-row table:style-name="Table1.1">
          <table:table-cell table:style-name="Table1.A3" office:value-type="string">
            <text:p text:style-name="P11">Prereqs</text:p>
          </table:table-cell>
          <table:table-cell table:style-name="Table1.B4" office:value-type="string">
            <text:p text:style-name="P1">Script from part I</text:p>
          </table:table-cell>
        </table:table-row>
        <table:table-row table:style-name="Table1.1">
          <table:table-cell table:style-name="Table1.A3" office:value-type="string">
            <text:p text:style-name="P11">Narrative</text:p>
          </table:table-cell>
          <table:table-cell table:style-name="Table1.B4" office:value-type="string">
            <text:p text:style-name="P5">Once complete, your script will contain <text:span text:style-name="T11">at least </text:span>three functions (minimum) <text:span text:style-name="T11">as described</text:span> <text:span text:style-name="T12">in the next section</text:span>. <text:s/>The application banner checking function will contain some basic <text:span text:style-name="T13">selection </text:span>logic and and the connection function will employ exception handling.</text:p>
            <text:p text:style-name="P4"/>
            <text:p text:style-name="P6">You should notice areas that could be more efficient. <text:s/><text:span text:style-name="T12">We will address those areas in the next couple exercises. <text:s/></text:span>For examp<text:span text:style-name="T13">l</text:span>e:</text:p>
            <text:p text:style-name="P6"/>
            <text:list xml:id="list7297394549873237684" text:style-name="L1">
              <text:list-item>
                <text:p text:style-name="P13">The list of vulnerable application banners should be read from a file instead of being hard coded. <text:s/>This would allow <text:span text:style-name="T16">a </text:span>list to be easily updated. (<text:span text:style-name="T13">Added in </text:span>Part III)</text:p>
              </text:list-item>
              <text:list-item>
                <text:p text:style-name="P13">The IP address/s should not be hard coded. <text:s/>You should be able to pass them via the command line or supply an external file containing IPs to be checked. <text:s/>You don’t want to write code every time you need to use your port scanner. <text:s/>(<text:span text:style-name="T13">Added in </text:span>Part III)</text:p>
              </text:list-item>
              <text:list-item>
                <text:p text:style-name="P14">The application could potentially <text:span text:style-name="T13">run </text:span>faster by threading the scan<text:span text:style-name="T16">s</text:span> (<text:span text:style-name="T13">Added in </text:span>Part IV).</text:p>
              </text:list-item>
              <text:list-item>
                <text:p text:style-name="P15">Threading will necessitate resource locking (Added in Part IV).</text:p>
              </text:list-item>
              <text:list-item>
                <text:p text:style-name="P16">Part IV will conclude with a port scanning competition to find flags.</text:p>
              </text:list-item>
            </text:list>
          </table:table-cell>
        </table:table-row>
        <table:table-row table:style-name="Table1.5">
          <table:table-cell table:style-name="Table1.A1" office:value-type="string">
            <text:p text:style-name="P10">Instructions</text:p>
          </table:table-cell>
          <table:table-cell table:style-name="Table1.B5" office:value-type="string">
            <text:p text:style-name="P3">If you’re comfortable with Python, feel free to add as much as you like to your port scanner. <text:s/><text:span text:style-name="T15">The end goal is to have a port scanner that can scan any IP range &amp; port list you provide it. <text:s/>It should do this as fast as possible.</text:span></text:p>
            <text:p text:style-name="P3"/>
            <text:p text:style-name="P3"><text:s/>The following is the minimum your script should have before we move on to the next exercise.</text:p>
            <text:p text:style-name="P2"/>
            <text:list xml:id="list3392334177747607142" text:style-name="L2">
              <text:list-item>
                <text:p text:style-name="P17">Main function – <text:span text:style-name="T10">selects IP addresses and port and passes them to your connection function.</text:span></text:p>
              </text:list-item>
              <text:list-item>
                <text:p text:style-name="P17">Function that <text:span text:style-name="T8">accepts an IP address and port,</text:span><text:span text:style-name="T10"> </text:span>makes the connection, <text:span text:style-name="T9">prints the application banner (if any) to the screen</text:span><text:span text:style-name="T14"> and then</text:span> <text:span text:style-name="T7">returns the application banner</text:span>. <text:s/>This function will contain the block of code you wrote in the previous exercise.</text:p>
              </text:list-item>
              <text:list-item>
                <text:p text:style-name="P17">Function that <text:span text:style-name="T7">accepts </text:span><text:span text:style-name="T9">the</text:span><text:span text:style-name="T7"> application banner</text:span>, <text:span text:style-name="T10">compares it against a short list (2-3 is enough) of vulnerable</text:span> application banners<text:span text:style-name="T14">(just make up something for now)</text:span>. <text:s/><text:span text:style-name="T14">If a match is found, </text:span><text:span text:style-name="T8">print a message</text:span><text:span text:style-name="T10"> to the screen. <text:s/>For testing purposes you can put the SSH banner that’s returned from hitting port 22 of the classroom server into your vulnerable list and then verify your script flags it as vulnerable.</text:span></text:p>
              </text:list-item>
              <text:list-item>
                <text:p text:style-name="P18">Wrap the connection logic in an exception handling block.</text:p>
              </text:list-item>
            </text:list>
            <text:p text:style-name="P7"/>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78</meta:editing-cycles>
    <meta:creation-date>2016-06-29T12:46:00</meta:creation-date>
    <dc:date>2016-10-13T05:25:51.441826903</dc:date>
    <meta:editing-duration>PT14H55M22S</meta:editing-duration>
    <meta:generator>LibreOffice/5.1.5.2$Linux_X86_64 LibreOffice_project/10$Build-2</meta:generator>
    <meta:document-statistic meta:table-count="1" meta:image-count="0" meta:object-count="0" meta:page-count="1" meta:paragraph-count="21" meta:word-count="401" meta:character-count="2306" meta:non-whitespace-character-count="1919"/>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